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/>
          <table:table-cell table:style-name="ce9" office:value-type="string" calcext:value-type="string">
            <text:p>lRobo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William Truong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WXT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227439" calcext:value-type="float">
            <text:p>1001227439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/>
          <table:table-cell table:style-name="ce9" office:value-type="string" calcext:value-type="string">
            <text:p>Nhan Vu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/>
          <table:table-cell table:style-name="ce9" office:value-type="string" calcext:value-type="string">
            <text:p>NTV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/>
          <table:table-cell table:style-name="ce9" office:value-type="float" office:value="1001193930" calcext:value-type="float">
            <text:p>1001193930</text:p>
          </table:table-cell>
          <table:table-cell table:style-name="ce9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25" calcext:value-type="float">
            <text:p>25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7]" office:value-type="float" office:value="7" calcext:value-type="float">
            <text:p>7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office:annotation draw:style-name="gr2" draw:text-style-name="P3" svg:width="82.18pt" svg:height="50.49pt" svg:x="179.15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TV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WXT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NS</text:p>
          </table:table-cell>
          <table:table-cell table:style-name="ce4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3">
          <table:table-cell table:style-name="ce4"/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17" calcext:value-type="float">
            <text:p>17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18" calcext:value-type="float">
            <text:p>18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3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3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3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3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3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3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3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3" table:default-cell-style-name="ce54"/>
        <table:table-column table:style-name="co16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/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table:formula="of:=COUNT([.$F$16:.$F$145])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table:formula="of:=[.B6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table:formula="of:=[.B7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table:formula="of:=[.B12]" office:value-type="float" office:value="0" calcext:value-type="float">
            <text:p>0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 style:data-style-name="N2" text:time-value="16:14:38.985043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4-10T16:14:53.245802076</dc:date>
    <meta:editing-duration>PT17H54M27S</meta:editing-duration>
    <meta:editing-cycles>60</meta:editing-cycles>
    <meta:generator>LibreOffice/5.1.6.2$Linux_X86_64 LibreOffice_project/10m0$Build-2</meta:generator>
    <meta:document-statistic meta:table-count="2" meta:cell-count="4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Product Backlog'.B22:'Product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6">
            <chart:title svg:x="0.451cm" svg:y="8.808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21cm" svg:width="8.994cm" svg:height="2.949cm">
          <chartooo:coordinate-region svg:x="1.946cm" svg:y="1.321cm" svg:width="8.173cm" svg:height="2.102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4">
            <chart:title svg:x="0.451cm" svg:y="3.023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